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Open Sans" svg:font-family="'Open Sans', Helvetica, Arial, Verdan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c42" officeooo:paragraph-rsid="00197c4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7c42" officeooo:paragraph-rsid="00197c4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7c42" officeooo:paragraph-rsid="00197c4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c1b35" officeooo:paragraph-rsid="001da6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c1b35" officeooo:paragraph-rsid="001e5e4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e5e49" officeooo:paragraph-rsid="001e5e49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e5e49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1e5e49" officeooo:paragraph-rsid="001e5e49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f12ea" officeooo:paragraph-rsid="001f12e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f12ea" officeooo:paragraph-rsid="001f12e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17192" officeooo:paragraph-rsid="0021719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1cdf7" officeooo:paragraph-rsid="0021cdf7" style:font-weight-asian="bold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21cdf7" officeooo:paragraph-rsid="0021cdf7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24e9af" officeooo:paragraph-rsid="0024e9af"/>
    </style:style>
    <style:style style:name="P15" style:family="paragraph" style:parent-style-name="Standard">
      <style:paragraph-properties fo:text-align="start" style:justify-single-word="false"/>
      <style:text-properties officeooo:rsid="0024e9af" officeooo:paragraph-rsid="0024e9a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637" style:font-weight-asian="normal" style:font-weight-complex="normal"/>
    </style:style>
    <style:style style:name="T3" style:family="text">
      <style:text-properties fo:font-weight="normal" officeooo:rsid="001e5e49" style:font-weight-asian="normal" style:font-weight-complex="normal"/>
    </style:style>
    <style:style style:name="T4" style:family="text">
      <style:text-properties fo:font-size="12pt" fo:font-weight="bold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1e5e49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233222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21cdf7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25225d" style:font-size-asian="10.5pt" style:font-weight-asian="bold" style:font-size-complex="12pt" style:font-weight-complex="bold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e5e49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f12ea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1cdf7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33222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4e9af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5225d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6d028" style:font-size-asian="10.5pt" style:font-weight-asian="normal" style:font-size-complex="12pt" style:font-weight-complex="normal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officeooo:rsid="001da637"/>
    </style:style>
    <style:style style:name="T19" style:family="text">
      <style:text-properties officeooo:rsid="001e5e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: Chirculete Vlad Mihai</text:p>
      <text:p text:style-name="P1">Grupa: 231</text:p>
      <text:p text:style-name="P1"/>
      <text:p text:style-name="P1"/>
      <text:p text:style-name="P2">Tema1</text:p>
      <text:p text:style-name="P2">Varianta 2, problema 1</text:p>
      <text:p text:style-name="P3"/>
      <text:p text:style-name="P3"/>
      <text:p text:style-name="P3"/>
      <text:p text:style-name="P4">Corectitudine: <text:span text:style-name="T2">Presupunem (ca si in algoritm) ca avem cuburile ordonate descrescator in functie de lungimile laturilor: l1 &lt; l2 &lt; l3 &lt; … &lt; ln.</text:span></text:p>
      <text:p text:style-name="P4"><text:span text:style-name="T2"/></text:p>
      <text:p text:style-name="P5"><text:span text:style-name="T2"><text:tab/></text:span><text:span text:style-name="T18">Exista cazuri in care alegerea unui cub cu latura maxima nu este optima?</text:span></text:p>
      <text:p text:style-name="P5"><text:span text:style-name="T2"/></text:p>
      <text:p text:style-name="P5"><text:span text:style-name="T2"><text:s/></text:span><text:span text:style-name="T3">La fiecare pas trebuie sa ne decidem ce alegem dintre </text:span><text:span text:style-name="T19">a</text:span><text:span text:style-name="T3"> si </text:span><text:span text:style-name="T19">b </text:span><text:span text:style-name="T3">(unde a si b sunt cuburi), stiind ca latura(a) &gt; latura(b).</text:span></text:p>
      <text:p text:style-name="P5"><text:span text:style-name="T3"/></text:p>
      <text:p text:style-name="P6"><text:span text:style-name="T1">Sa presupunem decizia optima este sa il alegem pe </text:span>b <text:span text:style-name="T1">(implica o inaltime maxima):</text:span></text:p>
      <text:p text:style-name="P6"><text:span text:style-name="T1"/></text:p>
      <text:list xml:id="list991609018" text:style-name="L1">
        <text:list-item>
          <text:p text:style-name="P7"><text:span text:style-name="T5">Caz 1:</text:span><text:span text:style-name="T10"> culoare(a) == culoare(b)</text:span></text:p>
        </text:list-item>
        <text:list-item>
          <text:p text:style-name="P8"><text:span text:style-name="T9">b optim → turn final: b, x0, x1, … <text:tab/>(x – celelalte cuburi)</text:span></text:p>
        </text:list-item>
        <text:list-item>
          <text:p text:style-name="P8"><text:span text:style-name="T9">de asemenea, constructie </text:span><text:span text:style-name="T11">valida</text:span><text:span text:style-name="T9"> cu inaltime egala: a, x0, x1, … (x – celelalte cuburi)</text:span></text:p>
        </text:list-item>
        <text:list-item>
          <text:p text:style-name="P8"><text:span text:style-name="T9">valid</text:span><text:span text:style-name="T11">a</text:span><text:span text:style-name="T9"> deoarece: culoare(a0) == culoare(b), (latura(a) &gt; latura(b)) &amp; (latura(b) &gt; <text:s/>latura(x0)) → (latura(a) &gt; <text:s/>latura(x0))<text:tab/>(tranzitivitate)</text:span></text:p>
        </text:list-item>
        <text:list-item>
          <text:p text:style-name="P8"><text:span text:style-name="T17">CONTRADICTIE!</text:span></text:p>
          <text:p text:style-name="P8"><text:span text:style-name="T17"/></text:p>
        </text:list-item>
        <text:list-item>
          <text:p text:style-name="P8">Caz 2:<text:span text:style-name="T1"> culoare(a) != culoare(b)</text:span></text:p>
        </text:list-item>
        <text:list-item>
          <text:p text:style-name="P8"><text:span text:style-name="T1">b optim → </text:span><text:span text:style-name="T9">turn final: b, x0, x1, … <text:tab/>(x – celelalte cuburi)</text:span></text:p>
        </text:list-item>
        <text:list-item>
          <text:p text:style-name="P9"><text:span text:style-name="T9">de asemenea, constructie valida cu inaltime mai mare: a, b, x0, x1, … </text:span></text:p>
        </text:list-item>
        <text:list-item>
          <text:p text:style-name="P9"><text:span text:style-name="T9">valida deoarece: (latura(a) &gt; latura(b)) &amp; (culoare(a) != culoare(b)) → a inainte de b</text:span></text:p>
        </text:list-item>
        <text:list-item>
          <text:p text:style-name="P9"><text:span text:style-name="T17">CONTRADICTIE!</text:span><text:span text:style-name="T9"> </text:span></text:p>
        </text:list-item>
      </text:list>
      <text:p text:style-name="P10"><text:span text:style-name="T9"/></text:p>
      <text:p text:style-name="P11"><text:span text:style-name="T9">Am presupus alegerea optima este b si am gasit contradictii → Alegerea lui b poate fi la fel de buna sau de rea ca si alegerea lui a (cubul cu latura maxima din cele ce raman).</text:span></text:p>
      <text:p text:style-name="P11"><text:span text:style-name="T9"/></text:p>
      <text:p text:style-name="P11"><text:span text:style-name="T9"/></text:p>
      <text:p text:style-name="P12"><text:span text:style-name="T17">Complexitate:</text:span></text:p>
      <text:p text:style-name="P12"><text:span text:style-name="T9"><text:tab/></text:span></text:p>
      <text:list xml:id="list964395613" text:style-name="L2">
        <text:list-item>
          <text:p text:style-name="P13"><text:span text:style-name="T9">o </text:span><text:span text:style-name="T4">sortare</text:span><text:span text:style-name="T9"> de </text:span><text:span text:style-name="T4">vector</text:span><text:span text:style-name="T9"> (din </text:span><text:span text:style-name="T4">STL</text:span><text:span text:style-name="T9">, complexitate: </text:span><text:span text:style-name="T4">O(n logn) </text:span><text:span text:style-name="T9">)</text:span></text:p>
        </text:list-item>
        <text:list-item>
          <text:p text:style-name="P13"><text:span text:style-name="T9">atribuiri simple</text:span></text:p>
        </text:list-item>
        <text:list-item>
          <text:p text:style-name="P13"><text:span text:style-name="T4">fo</text:span><text:span text:style-name="T6">r</text:span><text:span text:style-name="T9"> pentru citirea din fisier, n iteratii (complexitate: </text:span><text:span text:style-name="T4">O(n)</text:span><text:span text:style-name="T9">)</text:span></text:p>
        </text:list-item>
        <text:list-item>
          <text:p text:style-name="P13"><text:span text:style-name="T4">while</text:span><text:span text:style-name="T9"> ce cuprinde atribuiri, </text:span><text:span text:style-name="T14">incrementari</text:span><text:span text:style-name="T9"> si comparatii (complexitate: </text:span><text:span text:style-name="T4">O(n)</text:span><text:span text:style-name="T9">)</text:span></text:p>
        </text:list-item>
        <text:list-item>
          <text:p text:style-name="P14"><text:span text:style-name="T4">for</text:span><text:span text:style-name="T9"> pentru scrierea in fisier </text:span><text:span text:style-name="T12">(complexitate: </text:span><text:span text:style-name="T7">O(n)</text:span><text:span text:style-name="T12">)</text:span></text:p>
        </text:list-item>
      </text:list>
      <text:p text:style-name="P15"><text:span text:style-name="T12"/></text:p>
      <text:p text:style-name="P15"><text:span text:style-name="T12"><text:tab/></text:span><text:span text:style-name="T8">Total: O(n log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Open Sans" svg:font-family="'Open Sans', Helvetica, Arial, Verdan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6:54:40.845214518</meta:creation-date>
    <dc:date>2017-10-29T17:31:39.488198626</dc:date>
    <meta:editing-duration>PT36M16S</meta:editing-duration>
    <meta:editing-cycles>14</meta:editing-cycles>
    <meta:generator>LibreOffice/5.4.1.2$Linux_X86_64 LibreOffice_project/40m0$Build-2</meta:generator>
    <meta:document-statistic meta:table-count="0" meta:image-count="0" meta:object-count="0" meta:page-count="1" meta:paragraph-count="28" meta:word-count="274" meta:character-count="1552" meta:non-whitespace-character-count="1307"/>
  </office:meta>
</office:document-meta>
</file>